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aryan Pashin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2df929">1. Buying</text:a></text:p>
          <text:p text:style-name="Contents_20_2"><text:a xlink:type="simple" xlink:href="#orgf16835b">1.1. <text:span text:style-name="OrgTodo">TODO</text:span> buy groceries</text:a></text:p>
          <text:p text:style-name="Contents_20_3"><text:a xlink:type="simple" xlink:href="#orgb6aa71d">1.1.1. dal?</text:a></text:p>
          <text:p text:style-name="Contents_20_3"><text:a xlink:type="simple" xlink:href="#orge6a6305">1.1.2. ginger</text:a></text:p>
          <text:p text:style-name="Contents_20_3"><text:a xlink:type="simple" xlink:href="#orgb70cf18">1.1.3. tomato</text:a></text:p>
          <text:p text:style-name="Contents_20_3"><text:a xlink:type="simple" xlink:href="#org3ad6e69">1.1.4. grapes</text:a></text:p>
          <text:p text:style-name="Contents_20_3"><text:a xlink:type="simple" xlink:href="#org0e2f0b3">1.1.5. apple/pears</text:a></text:p>
          <text:p text:style-name="Contents_20_3"><text:a xlink:type="simple" xlink:href="#org81be480">1.1.6. onion</text:a></text:p>
          <text:p text:style-name="Contents_20_2"><text:a xlink:type="simple" xlink:href="#org39fe727">1.2. <text:span text:style-name="OrgTodo">TODO</text:span> buy shrooms</text:a></text:p>
          <text:p text:style-name="Contents_20_2"><text:a xlink:type="simple" xlink:href="#org0f15922">1.3. <text:span text:style-name="OrgTodo">TODO</text:span> buy cells ? to measure</text:a></text:p>
          <text:p text:style-name="Contents_20_2"><text:a xlink:type="simple" xlink:href="#org13bc127">1.4. <text:span text:style-name="OrgTodo">TODO</text:span> buy hoagies</text:a></text:p>
          <text:p text:style-name="Contents_20_2"><text:a xlink:type="simple" xlink:href="#orgbd171cf">1.5. <text:span text:style-name="OrgTodo">TODO</text:span> buy paint (?)</text:a></text:p>
          <text:p text:style-name="Contents_20_3"><text:a xlink:type="simple" xlink:href="#orgda8a3c9">1.5.1. <text:span text:style-name="OrgTodo">TODO</text:span> paint door</text:a></text:p>
          <text:p text:style-name="Contents_20_1"><text:a xlink:type="simple" xlink:href="#org2c2d274">2. Others</text:a></text:p>
          <text:p text:style-name="Contents_20_2"><text:a xlink:type="simple" xlink:href="#org97b0834">2.1. <text:span text:style-name="OrgTodo">TODO</text:span> make registration doc ()</text:a></text:p>
          <text:p text:style-name="Contents_20_3"><text:a xlink:type="simple" xlink:href="#org9e55843">2.1.1. <text:span text:style-name="OrgTodo">TODO</text:span> Scrape canvas stuff</text:a></text:p>
          <text:p text:style-name="Contents_20_3"><text:a xlink:type="simple" xlink:href="#org1c036e1">2.1.2. <text:span text:style-name="OrgTodo">TODO</text:span> Organize the stuff</text:a></text:p>
          <text:p text:style-name="Contents_20_3"><text:a xlink:type="simple" xlink:href="#orga1f98fc">2.1.3. <text:span text:style-name="OrgTodo">TODO</text:span> Design the pdf</text:a></text:p>
          <text:p text:style-name="Contents_20_2"><text:a xlink:type="simple" xlink:href="#org0590519">2.2. <text:span text:style-name="OrgTodo">TODO</text:span> prepare dose</text:a></text:p>
          <text:p text:style-name="Contents_20_2"><text:a xlink:type="simple" xlink:href="#org69aa19e">2.3. <text:span text:style-name="OrgTodo">TODO</text:span> prepare meal and medicine</text:a></text:p>
          <text:p text:style-name="Contents_20_2"><text:a xlink:type="simple" xlink:href="#org2d3bd4d">2.4. <text:span text:style-name="OrgTodo">TODO</text:span> plan out trip</text:a></text:p>
          <text:p text:style-name="Contents_20_3"><text:a xlink:type="simple" xlink:href="#org8532e18">2.4.1. timing (ferry, consumption, return)</text:a></text:p>
          <text:p text:style-name="Contents_20_3"><text:a xlink:type="simple" xlink:href="#org19c5d02">2.4.2. thoughts</text:a></text:p>
          <text:p text:style-name="Contents_20_2"><text:a xlink:type="simple" xlink:href="#org6fb96d5">2.5. <text:span text:style-name="OrgTodo">TODO</text:span> clean kitchen</text:a></text:p>
          <text:p text:style-name="Contents_20_1"><text:a xlink:type="simple" xlink:href="#org9254bb4">3. S-P-A website</text:a></text:p>
          <text:p text:style-name="Contents_20_2"><text:a xlink:type="simple" xlink:href="#org6a0fe20">3.1. <text:span text:style-name="OrgTodo">TODO</text:span> Add footer</text:a></text:p>
        </text:index-body>
      </text:table-of-content>
      <text:h text:style-name="Heading_20_1" text:outline-level="1" text:is-list-header="false">
<text:bookmark-start text:name="OrgXref.org52df929"/>
<text:bookmark text:name="org52df929"/>Buying
<text:bookmark-end text:name="OrgXref.org52df929"/></text:h>
      <text:h text:style-name="Heading_20_2" text:outline-level="2" text:is-list-header="false">
<text:bookmark-start text:name="OrgXref.orgf16835b"/>
<text:bookmark text:name="orgf16835b"/><text:span text:style-name="OrgTodo">TODO</text:span> buy groceries
<text:bookmark-end text:name="OrgXref.orgf16835b"/></text:h>
      <text:h text:style-name="Heading_20_3" text:outline-level="3" text:is-list-header="false">
<text:bookmark-start text:name="OrgXref.orgb6aa71d"/>
<text:bookmark text:name="orgb6aa71d"/>dal?
<text:bookmark-end text:name="OrgXref.orgb6aa71d"/></text:h>
      <text:h text:style-name="Heading_20_3" text:outline-level="3" text:is-list-header="false">
<text:bookmark-start text:name="OrgXref.orge6a6305"/>
<text:bookmark text:name="orge6a6305"/>ginger
<text:bookmark-end text:name="OrgXref.orge6a6305"/></text:h>
      <text:h text:style-name="Heading_20_3" text:outline-level="3" text:is-list-header="false">
<text:bookmark-start text:name="OrgXref.orgb70cf18"/>
<text:bookmark text:name="orgb70cf18"/>tomato
<text:bookmark-end text:name="OrgXref.orgb70cf18"/></text:h>
      <text:h text:style-name="Heading_20_3" text:outline-level="3" text:is-list-header="false">
<text:bookmark-start text:name="OrgXref.org3ad6e69"/>
<text:bookmark text:name="org3ad6e69"/>grapes
<text:bookmark-end text:name="OrgXref.org3ad6e69"/></text:h>
      <text:h text:style-name="Heading_20_3" text:outline-level="3" text:is-list-header="false">
<text:bookmark-start text:name="OrgXref.org0e2f0b3"/>
<text:bookmark text:name="org0e2f0b3"/>apple/pears
<text:bookmark-end text:name="OrgXref.org0e2f0b3"/></text:h>
      <text:h text:style-name="Heading_20_3" text:outline-level="3" text:is-list-header="false">
<text:bookmark-start text:name="OrgXref.org81be480"/>
<text:bookmark text:name="org81be480"/>onion
<text:bookmark-end text:name="OrgXref.org81be480"/></text:h>
      <text:h text:style-name="Heading_20_2" text:outline-level="2" text:is-list-header="false">
<text:bookmark-start text:name="OrgXref.org39fe727"/>
<text:bookmark text:name="org39fe727"/><text:span text:style-name="OrgTodo">TODO</text:span> buy shrooms
<text:bookmark-end text:name="OrgXref.org39fe727"/></text:h>
      <text:h text:style-name="Heading_20_2" text:outline-level="2" text:is-list-header="false">
<text:bookmark-start text:name="OrgXref.org0f15922"/>
<text:bookmark text:name="org0f15922"/><text:span text:style-name="OrgTodo">TODO</text:span> buy cells ? to measure
<text:bookmark-end text:name="OrgXref.org0f15922"/></text:h>
      <text:h text:style-name="Heading_20_2" text:outline-level="2" text:is-list-header="false">
<text:bookmark-start text:name="OrgXref.org13bc127"/>
<text:bookmark text:name="org13bc127"/><text:span text:style-name="OrgTodo">TODO</text:span> buy hoagies
<text:bookmark-end text:name="OrgXref.org13bc127"/></text:h>
      <text:h text:style-name="Heading_20_2" text:outline-level="2" text:is-list-header="false">
<text:bookmark-start text:name="OrgXref.orgbd171cf"/>
<text:bookmark text:name="orgbd171cf"/><text:span text:style-name="OrgTodo">TODO</text:span> buy paint (?)
<text:bookmark-end text:name="OrgXref.orgbd171cf"/></text:h>
      <text:h text:style-name="Heading_20_3" text:outline-level="3" text:is-list-header="false">
<text:bookmark-start text:name="OrgXref.orgda8a3c9"/>
<text:bookmark text:name="orgda8a3c9"/><text:span text:style-name="OrgTodo">TODO</text:span> paint door
<text:bookmark-end text:name="OrgXref.orgda8a3c9"/></text:h>
      <text:h text:style-name="Heading_20_1" text:outline-level="1" text:is-list-header="false">
<text:bookmark-start text:name="OrgXref.org2c2d274"/>
<text:bookmark text:name="org2c2d274"/>Others
<text:bookmark-end text:name="OrgXref.org2c2d274"/></text:h>
      <text:h text:style-name="Heading_20_2" text:outline-level="2" text:is-list-header="false">
<text:bookmark-start text:name="OrgXref.org97b0834"/>
<text:bookmark text:name="org97b0834"/><text:span text:style-name="OrgTodo">TODO</text:span> make registration doc ()
<text:bookmark-end text:name="OrgXref.org97b0834"/></text:h>
      <text:h text:style-name="Heading_20_3" text:outline-level="3" text:is-list-header="false">
<text:bookmark-start text:name="OrgXref.org9e55843"/>
<text:bookmark text:name="org9e55843"/><text:span text:style-name="OrgTodo">TODO</text:span> Scrape canvas stuff
<text:bookmark-end text:name="OrgXref.org9e55843"/></text:h>
      <text:h text:style-name="Heading_20_3" text:outline-level="3" text:is-list-header="false">
<text:bookmark-start text:name="OrgXref.org1c036e1"/>
<text:bookmark text:name="org1c036e1"/><text:span text:style-name="OrgTodo">TODO</text:span> Organize the stuff
<text:bookmark-end text:name="OrgXref.org1c036e1"/></text:h>
      <text:h text:style-name="Heading_20_3" text:outline-level="3" text:is-list-header="false">
<text:bookmark-start text:name="OrgXref.orga1f98fc"/>
<text:bookmark text:name="orga1f98fc"/><text:span text:style-name="OrgTodo">TODO</text:span> Design the pdf
<text:bookmark-end text:name="OrgXref.orga1f98fc"/></text:h>
      <text:h text:style-name="Heading_20_2" text:outline-level="2" text:is-list-header="false">
<text:bookmark-start text:name="OrgXref.org0590519"/>
<text:bookmark text:name="org0590519"/><text:span text:style-name="OrgTodo">TODO</text:span> prepare dose
<text:bookmark-end text:name="OrgXref.org0590519"/></text:h>
      <text:h text:style-name="Heading_20_2" text:outline-level="2" text:is-list-header="false">
<text:bookmark-start text:name="OrgXref.org69aa19e"/>
<text:bookmark text:name="org69aa19e"/><text:span text:style-name="OrgTodo">TODO</text:span> prepare meal and medicine
<text:bookmark-end text:name="OrgXref.org69aa19e"/></text:h>
      <text:h text:style-name="Heading_20_2" text:outline-level="2" text:is-list-header="false">
<text:bookmark-start text:name="OrgXref.org2d3bd4d"/>
<text:bookmark text:name="org2d3bd4d"/><text:span text:style-name="OrgTodo">TODO</text:span> plan out trip
<text:bookmark-end text:name="OrgXref.org2d3bd4d"/></text:h>
      <text:h text:style-name="Heading_20_3" text:outline-level="3" text:is-list-header="false">
<text:bookmark-start text:name="OrgXref.org8532e18"/>
<text:bookmark text:name="org8532e18"/>timing (ferry, consumption, return)
<text:bookmark-end text:name="OrgXref.org8532e18"/></text:h>
      <text:h text:style-name="Heading_20_3" text:outline-level="3" text:is-list-header="false">
<text:bookmark-start text:name="OrgXref.org19c5d02"/>
<text:bookmark text:name="org19c5d02"/>thoughts
<text:bookmark-end text:name="OrgXref.org19c5d02"/></text:h>
      <text:h text:style-name="Heading_20_2" text:outline-level="2" text:is-list-header="false">
<text:bookmark-start text:name="OrgXref.org6fb96d5"/>
<text:bookmark text:name="org6fb96d5"/><text:span text:style-name="OrgTodo">TODO</text:span> clean kitchen
<text:bookmark-end text:name="OrgXref.org6fb96d5"/></text:h>
      <text:h text:style-name="Heading_20_1" text:outline-level="1" text:is-list-header="false">
<text:bookmark-start text:name="OrgXref.org9254bb4"/>
<text:bookmark text:name="org9254bb4"/>S-P-A website
<text:bookmark-end text:name="OrgXref.org9254bb4"/></text:h>
      <text:h text:style-name="Heading_20_2" text:outline-level="2" text:is-list-header="false">
<text:bookmark-start text:name="OrgXref.org6a0fe20"/>
<text:bookmark text:name="org6a0fe20"/><text:span text:style-name="OrgTodo">TODO</text:span> Add footer
<text:bookmark-end text:name="OrgXref.org6a0fe20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aryan Pashine</dc:creator>
    <meta:initial-creator>Aaryan Pashine</meta:initial-creator>
    <dc:date>2025-06-10T12:22:50</dc:date>
    <meta:creation-date>2025-06-10T12:22:50</meta:creation-date>
    <meta:generator>Emacs 30.1 (Org mode 9.7.11)</meta:generator>
    <meta:keyword/>
    <dc:subject/>
    <dc:title/>
  </office:meta>
</office:document-meta>
</file>